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201cm" svg:y="6.482cm">
          <text:p text:style-name="P5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2.884cm" svg:y2="4.649cm" draw:start-shape="id3" draw:start-glue-point="0" draw:end-shape="id4" svg:d="M16162 6158v-1509h-3278" svg:viewBox="0 0 32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2.884cm" svg:y2="7.186cm" draw:start-shape="id3" draw:start-glue-point="3" draw:end-shape="id6" draw:end-glue-point="1" svg:d="M14448 7183h-783v3h-781" svg:viewBox="0 0 15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683cm" svg:height="1.423cm" svg:x="9.201cm" svg:y="3.938cm">
          <text:p text:style-name="P2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201cm" svg:y1="4.649cm" svg:x2="7.848cm" svg:y2="4.653cm" draw:start-shape="id4" draw:end-shape="id7" svg:d="M9201 4649h-677v4h-676" svg:viewBox="0 0 1354 5">
          <text:p/>
        </draw:connector>
        <draw:connector draw:style-name="gr8" draw:text-style-name="P4" draw:layer="layout" svg:x1="11.042cm" svg:y1="6.482cm" svg:x2="11.042cm" svg:y2="5.361cm" draw:start-shape="id6" draw:start-glue-point="0" draw:end-shape="id4" draw:end-glue-point="2" svg:d="M110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9" draw:layer="layout" svg:width="3.821cm" svg:height="0.692cm" svg:x="14.663cm" svg:y="2.283cm">
          <draw:text-box>
            <text:p><text:span text:style-name="T3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4">Mental States</text:span></text:p>
            <text:p text:style-name="P4"><text:span text:style-name="T4">&amp; </text:span></text:p>
            <text:p text:style-name="P4"><text:span text:style-name="T4">Emotion</text:span></text:p>
            <text:p text:style-name="P4"><text:span text:style-name="T4">Inst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02-14T23:37:47.323210085</dc:date>
    <meta:editing-duration>PT5H37M7S</meta:editing-duration>
    <meta:editing-cycles>172</meta:editing-cycles>
    <meta:generator>LibreOffice/4.2.7.2$Linux_X86_64 LibreOffice_project/420m0$Build-2</meta:generator>
    <meta:document-statistic meta:object-count="20"/>
  </office:meta>
</office:document-meta>
</file>